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us" svg:font-family="Anda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b79f7" officeooo:paragraph-rsid="001b79f7"/>
    </style:style>
    <style:style style:name="P2" style:family="paragraph" style:parent-style-name="Preformatted_20_Text">
      <style:paragraph-properties fo:text-align="center" style:justify-single-word="false"/>
      <style:text-properties fo:color="#800000" style:font-name="Andalus" fo:font-size="16pt" fo:font-weight="bold" officeooo:rsid="001b79f7" officeooo:paragraph-rsid="001b79f7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fo:font-weight="bold" officeooo:rsid="001b79f7" officeooo:paragraph-rsid="001b79f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D 6 – Entrées &amp; Sorties</text:p>
      <text:p text:style-name="P2"/>
      <text:p text:style-name="P2"/>
      <text:p text:style-name="P3">Exercice 4 : Serialisation</text:p>
      <text:p text:style-name="P3"/>
      <text:p text:style-name="P3"/>
      <text:p text:style-name="P1">La version 2 de l'exercice est mieux codée, voici les améliorations :</text:p>
      <text:p text:style-name="P1"/>
      <text:p text:style-name="P1">- On ne crée pas de fichier avec la méthode de File createNewFile(),la création d'un flux de sortie à partir d'un flux de fichier non créé permet la création du fichier. </text:p>
      <text:p text:style-name="P1"/>
      <text:p text:style-name="P1">Ex: </text:p>
      <text:p text:style-name="P1">File fichier = new File(“Fichier.bin”);</text:p>
      <text:p text:style-name="P1">// Si Fichier.bin n'existe pas il sera créé lors de l'a création du flux de sortie :</text:p>
      <text:p text:style-name="P1">FileOutputStream sortie = new FileOutputStream(fichier);</text:p>
      <text:p text:style-name="P1"/>
      <text:p text:style-name="P1"/>
      <text:p text:style-name="P1"/>
      <text:p text:style-name="P1">Idée d'amélioration encore possibles :</text:p>
      <text:p text:style-name="P1"/>
      <text:p text:style-name="P1">- On a choisi de capturer directement les exceptions levées dans les méthodes de la classe Enregistreur, mais on aurait pu utiliser “throw Exception” sur ces méthodes pour éviter d'avoir à les capturer à cet endroit, et utiliser un bloc “try catch” <text:s/>pour les capturer seulement dans l'application main lors de l'appel de ces métho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us" svg:font-family="Anda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1T12:52:07.612430218</dc:date>
    <dc:creator>Quentin </dc:creator>
    <meta:editing-duration>PT11M23S</meta:editing-duration>
    <meta:editing-cycles>1</meta:editing-cycles>
    <meta:document-statistic meta:table-count="0" meta:image-count="0" meta:object-count="0" meta:page-count="1" meta:paragraph-count="10" meta:word-count="140" meta:character-count="844" meta:non-whitespace-character-count="710"/>
    <meta:generator>LibreOffice/4.3.3.2$Linux_X86_64 LibreOffice_project/430m0$Build-2</meta:generator>
  </office:meta>
</office:document-meta>
</file>